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none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style:text-underline-style="none" officeooo:rsid="0014e860" officeooo:paragraph-rsid="0014e860"/>
    </style:style>
    <style:style style:name="P7" style:family="paragraph" style:parent-style-name="Standard">
      <style:text-properties style:text-underline-style="none" officeooo:rsid="0014e860" officeooo:paragraph-rsid="001eac49"/>
    </style:style>
    <style:style style:name="P8" style:family="paragraph" style:parent-style-name="Standard">
      <style:text-properties style:text-underline-style="none" officeooo:rsid="0014e860" officeooo:paragraph-rsid="0020df62"/>
    </style:style>
    <style:style style:name="P9" style:family="paragraph" style:parent-style-name="Standard">
      <style:text-properties style:text-underline-style="none" officeooo:rsid="0014e860" officeooo:paragraph-rsid="00219020"/>
    </style:style>
    <style:style style:name="P10" style:family="paragraph" style:parent-style-name="Standard">
      <style:paragraph-properties fo:margin-left="0.4925in" fo:margin-right="0in" fo:text-indent="0in" style:auto-text-indent="false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officeooo:paragraph-rsid="0010b481"/>
    </style:style>
    <style:style style:name="P12" style:family="paragraph" style:parent-style-name="Standard" style:list-style-name="L1">
      <style:text-properties fo:font-size="13pt" style:text-underline-style="solid" style:text-underline-width="auto" style:text-underline-color="font-color" officeooo:rsid="0010b481" officeooo:paragraph-rsid="0014e860" style:font-size-asian="13pt" style:font-size-complex="13pt"/>
    </style:style>
    <style:style style:name="P13" style:family="paragraph" style:parent-style-name="Standard" style:list-style-name="L2">
      <style:text-properties fo:font-size="13pt" style:text-underline-style="solid" style:text-underline-width="auto" style:text-underline-color="font-color" officeooo:rsid="000f53a0" officeooo:paragraph-rsid="000f53a0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officeooo:paragraph-rsid="001b98ee" style:font-size-asian="13pt" style:font-size-complex="13pt"/>
    </style:style>
    <style:style style:name="P15" style:family="paragraph" style:parent-style-name="Standard">
      <style:text-properties fo:font-size="12pt" style:text-underline-style="none" style:font-size-asian="12pt" style:font-size-complex="12pt"/>
    </style:style>
    <style:style style:name="P16" style:family="paragraph" style:parent-style-name="Standard" style:list-style-name="L3">
      <style:text-properties fo:font-size="12pt" style:text-underline-style="none" style:font-size-asian="12pt" style:font-size-complex="12pt"/>
    </style:style>
    <style:style style:name="P17" style:family="paragraph" style:parent-style-name="Standard" style:list-style-name="L1">
      <style:text-properties fo:font-size="12pt" style:text-underline-style="none" officeooo:rsid="00242581" officeooo:paragraph-rsid="00242581" style:font-size-asian="12pt" style:font-size-complex="12pt"/>
    </style:style>
    <style:style style:name="P18" style:family="paragraph" style:parent-style-name="Standard" style:list-style-name="L1">
      <style:text-properties fo:font-size="12pt" style:text-underline-style="none" officeooo:rsid="0010b481" officeooo:paragraph-rsid="0010b481" style:font-size-asian="12pt" style:font-size-complex="12pt"/>
    </style:style>
    <style:style style:name="P19" style:family="paragraph" style:parent-style-name="Standard" style:list-style-name="L1">
      <style:text-properties fo:font-size="12pt" style:text-underline-style="none" officeooo:rsid="0010b481" officeooo:paragraph-rsid="0016922a" style:font-size-asian="12pt" style:font-size-complex="12pt"/>
    </style:style>
    <style:style style:name="P20" style:family="paragraph" style:parent-style-name="Standard" style:list-style-name="L2">
      <style:text-properties fo:font-size="12pt" style:text-underline-style="none" officeooo:rsid="000f53a0" officeooo:paragraph-rsid="000f53a0" style:font-size-asian="12pt" style:font-size-complex="12pt"/>
    </style:style>
    <style:style style:name="P21" style:family="paragraph" style:parent-style-name="Standard">
      <style:text-properties fo:font-size="12pt" style:text-underline-style="none" officeooo:paragraph-rsid="0019cc05" style:font-size-asian="12pt" style:font-size-complex="12pt"/>
    </style:style>
    <style:style style:name="P22" style:family="paragraph" style:parent-style-name="Standard">
      <style:text-properties fo:font-size="12pt" style:text-underline-style="none" officeooo:rsid="0014e860" officeooo:paragraph-rsid="0014e860" style:font-size-asian="12pt" style:font-size-complex="12pt"/>
    </style:style>
    <style:style style:name="P2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24" style:family="paragraph" style:parent-style-name="Standard" style:list-style-name="L1">
      <style:text-properties fo:font-size="12pt" style:text-underline-style="solid" style:text-underline-width="auto" style:text-underline-color="font-color" officeooo:rsid="0010b481" officeooo:paragraph-rsid="0014e860" style:font-size-asian="12pt" style:font-size-complex="12pt"/>
    </style:style>
    <style:style style:name="P25" style:family="paragraph" style:parent-style-name="Standard" style:list-style-name="L1">
      <style:text-properties fo:font-size="12pt" style:text-underline-style="solid" style:text-underline-width="auto" style:text-underline-color="font-color" officeooo:rsid="00242581" officeooo:paragraph-rsid="00242581" style:font-size-asian="12pt" style:font-size-complex="12pt"/>
    </style:style>
    <style:style style:name="P26" style:family="paragraph" style:parent-style-name="Standard" style:list-style-name="L2">
      <style:text-properties fo:font-size="12pt" style:text-underline-style="solid" style:text-underline-width="auto" style:text-underline-color="font-color" officeooo:rsid="000f53a0" officeooo:paragraph-rsid="000f53a0" style:font-size-asian="12pt" style:font-size-complex="12pt"/>
    </style:style>
    <style:style style:name="P27" style:family="paragraph" style:parent-style-name="Standard" style:list-style-name="L3">
      <style:text-properties fo:font-size="12pt" style:text-underline-style="solid" style:text-underline-width="auto" style:text-underline-color="font-color" style:font-size-asian="12pt" style:font-size-complex="12pt"/>
    </style:style>
    <style:style style:name="P28" style:family="paragraph" style:parent-style-name="Standard" style:list-style-name="L4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5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style:font-size-asian="12pt" style:font-size-complex="12pt"/>
    </style:style>
    <style:style style:name="P31" style:family="paragraph" style:parent-style-name="Standard" style:list-style-name="L4"/>
    <style:style style:name="P32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officeooo:rsid="0022cc30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252c38" style:font-size-asian="14pt" style:font-weight-asian="normal" style:font-size-complex="14pt" style:font-weight-complex="normal"/>
    </style:style>
    <style:style style:name="T4" style:family="text">
      <style:text-properties fo:font-size="14pt" fo:font-weight="normal" officeooo:rsid="00269991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288e65" style:font-size-asian="14pt" style:font-weight-asian="normal" style:font-size-complex="14pt" style:font-weight-complex="normal"/>
    </style:style>
    <style:style style:name="T6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eac49"/>
    </style:style>
    <style:style style:name="T9" style:family="text">
      <style:text-properties style:text-underline-style="solid" style:text-underline-width="auto" style:text-underline-color="font-color" officeooo:rsid="0020df62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0b481"/>
    </style:style>
    <style:style style:name="T12" style:family="text">
      <style:text-properties officeooo:rsid="000f53a0"/>
    </style:style>
    <style:style style:name="T13" style:family="text">
      <style:text-properties officeooo:rsid="0010b481"/>
    </style:style>
    <style:style style:name="T14" style:family="text">
      <style:text-properties officeooo:rsid="00121ca3"/>
    </style:style>
    <style:style style:name="T15" style:family="text">
      <style:text-properties officeooo:rsid="0014e860"/>
    </style:style>
    <style:style style:name="T16" style:family="text">
      <style:text-properties officeooo:rsid="0016922a"/>
    </style:style>
    <style:style style:name="T17" style:family="text">
      <style:text-properties officeooo:rsid="0019cc05"/>
    </style:style>
    <style:style style:name="T18" style:family="text">
      <style:text-properties officeooo:rsid="001b98ee"/>
    </style:style>
    <style:style style:name="T19" style:family="text">
      <style:text-properties officeooo:rsid="001cee21"/>
    </style:style>
    <style:style style:name="T20" style:family="text">
      <style:text-properties officeooo:rsid="001eac49"/>
    </style:style>
    <style:style style:name="T21" style:family="text">
      <style:text-properties officeooo:rsid="0020df62"/>
    </style:style>
    <style:style style:name="T22" style:family="text">
      <style:text-properties officeooo:rsid="00219020"/>
    </style:style>
    <style:style style:name="T23" style:family="text">
      <style:text-properties officeooo:rsid="00230a74"/>
    </style:style>
    <style:style style:name="T24" style:family="text">
      <style:text-properties officeooo:rsid="00242581"/>
    </style:style>
    <style:style style:name="T25" style:family="text">
      <style:text-properties fo:font-size="13pt" style:font-size-asian="13pt" style:font-size-complex="13p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officeooo:rsid="00242581" style:font-size-asian="12pt" style:font-size-complex="12pt"/>
    </style:style>
    <style:style style:name="T28" style:family="text">
      <style:text-properties fo:font-size="12pt" style:text-underline-style="none" style:font-size-asian="12pt" style:font-size-complex="12pt"/>
    </style:style>
    <style:style style:name="T29" style:family="text">
      <style:text-properties fo:font-size="12pt" style:text-underline-style="none" officeooo:rsid="0010b481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ric Holzbach</text:p>
      <text:p text:style-name="P1"/>
      <text:p text:style-name="P3"><text:span text:style-name="T1">ericholzbach </text:span><text:span text:style-name="T5">at</text:span><text:span text:style-name="T1"> </text:span><text:span text:style-name="T2">pm</text:span><text:span text:style-name="T1"> </text:span><text:span text:style-name="T5">dot</text:span><text:span text:style-name="T1"> </text:span><text:span text:style-name="T2">me</text:span><text:span text:style-name="T1"> | 213-587-0885 | </text:span><text:a xlink:type="simple" xlink:href="http://www.ericholzbach.net/" text:style-name="Internet_20_link" text:visited-style-name="Visited_20_Internet_20_Link"><text:span text:style-name="T6">www.ericholzbach.net</text:span></text:a><text:span text:style-name="T1"> </text:span></text:p>
      <text:p text:style-name="P4"/>
      <text:p text:style-name="P14">Focus on <text:span text:style-name="T18">data center and AWS infrastructure architecture, GNU/</text:span>Linux <text:span text:style-name="T15">&amp;</text:span> FreeBSD system<text:span text:style-name="T15">s</text:span> administration, <text:span text:style-name="T23">development &amp; automation, </text:span>risk management, <text:span text:style-name="T24">network engineering.</text:span></text:p>
      <text:p text:style-name="P14">Relentless problem solver, requires continuous learning.</text:p>
      <text:p text:style-name="P2"/>
      <text:list xml:id="list3826680935" text:style-name="L1">
        <text:list-item>
          <text:p text:style-name="P24">Principal <text:span text:style-name="T24">Software Engineer – Gigamon July 2018 - Current<text:line-break/></text:span><text:a xlink:type="simple" xlink:href="https://www.gigamon.com/" text:style-name="Internet_20_link" text:visited-style-name="Visited_20_Internet_20_Link"><text:span text:style-name="T24">www.gigamon.com</text:span></text:a></text:p>
          <text:p text:style-name="P24"/>
          <text:p text:style-name="P17">Gigamon acquired Icebrg, July 2018</text:p>
          <text:p text:style-name="P25"/>
        </text:list-item>
        <text:list-item>
          <text:p text:style-name="P12"><text:span text:style-name="T26">Senior Operations Engineer – Icebrg Inc. December 2015 – </text:span><text:span text:style-name="T27">July 2018</text:span><text:span text:style-name="T26"><text:line-break/></text:span><text:a xlink:type="simple" xlink:href="http://www.icebrg.io/" text:style-name="Internet_20_link" text:visited-style-name="Visited_20_Internet_20_Link"><text:span text:style-name="T26">www.icebrg.io</text:span></text:a></text:p>
          <text:p text:style-name="P24"><text:line-break/><text:span text:style-name="T10">Data center and AWS infrastructure architecture</text:span></text:p>
          <text:p text:style-name="P18">Deployment automation</text:p>
          <text:p text:style-name="P19">Network engineering</text:p>
          <text:p text:style-name="P19">Security audit &amp; remediation<text:span text:style-name="T7"><text:line-break/></text:span></text:p>
        </text:list-item>
      </text:list>
      <text:list xml:id="list1874750281" text:style-name="L2">
        <text:list-item>
          <text:p text:style-name="P26">Senior System Security Engineer – Salesforce Inc. January 2015 – <text:span text:style-name="T13">December 2015</text:span></text:p>
          <text:p text:style-name="P13"><text:a xlink:type="simple" xlink:href="http://www.salesforce.com/" text:style-name="Internet_20_link" text:visited-style-name="Visited_20_Internet_20_Link"><text:span text:style-name="T26">www.salesforce.com</text:span></text:a></text:p>
          <text:p text:style-name="P26"/>
          <text:p text:style-name="P20">Cloud security for production infrastructure</text:p>
          <text:p text:style-name="P20">Management of authentication and authorization systems</text:p>
          <text:p text:style-name="P20">System &amp; user access control implementation</text:p>
        </text:list-item>
      </text:list>
      <text:p text:style-name="P23"/>
      <text:list xml:id="list2620225360" text:style-name="L3">
        <text:list-item>
          <text:p text:style-name="P27">Senior Configuration Engineer <text:s/>- FireEye Inc. February 2014 – <text:span text:style-name="T12">January 2015</text:span></text:p>
          <text:p text:style-name="P16"><text:a xlink:type="simple" xlink:href="http://www.fireeye.com/" text:style-name="Internet_20_link" text:visited-style-name="Visited_20_Internet_20_Link">www.fireeye.com</text:a></text:p>
        </text:list-item>
      </text:list>
      <text:p text:style-name="P15"/>
      <text:list xml:id="list202749655392429" text:continue-numbering="true" text:style-name="L3">
        <text:list-header>
          <text:p text:style-name="P16">Puppet module development</text:p>
          <text:p text:style-name="P16">Infrastructure architecture </text:p>
          <text:p text:style-name="P16">Service reliability design</text:p>
          <text:p text:style-name="P16">Process streamlining and automation</text:p>
          <text:p text:style-name="P16"/>
        </text:list-header>
        <text:list-item>
          <text:p text:style-name="P27">Senior Systems Administrator <text:s/>- FireEye Inc. January 2014 – February 2014</text:p>
          <text:p text:style-name="P16"><text:a xlink:type="simple" xlink:href="http://www.fireeye.com/" text:style-name="Internet_20_link" text:visited-style-name="Visited_20_Internet_20_Link">www.fireeye.com</text:a></text:p>
        </text:list-item>
      </text:list>
      <text:p text:style-name="P15"/>
      <text:p text:style-name="P21"><text:tab/>FireEye Inc. <text:span text:style-name="T17">acquired</text:span> Mandiant January 2, 2014</text:p>
      <text:p text:style-name="P23"/>
      <text:list xml:id="list202750292950633" text:continue-numbering="true" text:style-name="L3">
        <text:list-item>
          <text:p text:style-name="P27">Mandiant / February 2012 – January 2014</text:p>
          <text:p text:style-name="P16"><text:a xlink:type="simple" xlink:href="http://www.mandiant.com/" text:style-name="Internet_20_link" text:visited-style-name="Visited_20_Internet_20_Link">www.mandiant.com</text:a></text:p>
        </text:list-item>
      </text:list>
      <text:p text:style-name="P30"/>
      <text:p text:style-name="P32">Implementation and management of <text:span text:style-name="T16"><text:s/>production</text:span> infrastructure</text:p>
      <text:p text:style-name="P32">Process automation</text:p>
      <text:p text:style-name="P32">Configuration management with Puppet, <text:span text:style-name="T14">d</text:span>eployment orchestration with Mcollective</text:p>
      <text:p text:style-name="P32"><text:soft-page-break/>Custom software deployment and lifecycle management</text:p>
      <text:p text:style-name="P32">Provisioning of servers, switches, firewalls, general NOC maintenance<text:line-break/>Deployment and management of network intrusion detection systems in a globally distributed environment</text:p>
      <text:p text:style-name="P32"/>
      <text:list xml:id="list2597104001" text:style-name="L4">
        <text:list-item>
          <text:p text:style-name="P28">Linux Systems Administrator - InMotion Hosting / August 2010 – February 2012</text:p>
          <text:p text:style-name="P31"><text:a xlink:type="simple" xlink:href="http://www.inmotionhosting.com/" text:style-name="Internet_20_link" text:visited-style-name="Visited_20_Internet_20_Link"><text:span text:style-name="T28">www.inmotionhosting.com</text:span></text:a></text:p>
        </text:list-item>
      </text:list>
      <text:p text:style-name="P32"/>
      <text:p text:style-name="P33"><text:span text:style-name="T19">QoS management</text:span> in shared, virtualized and dedicated platforms</text:p>
      <text:p text:style-name="P33">Monitoring and incident response</text:p>
      <text:p text:style-name="P32">Task automation</text:p>
      <text:p text:style-name="P32">Identify and resolve PCI-DSS issues</text:p>
      <text:p text:style-name="P32">Troubleshooting hardware failures</text:p>
      <text:p text:style-name="P32">Provisioning of servers, switches, pdu's, general NOC maintenance</text:p>
      <text:p text:style-name="P32">Network and host intrusion detection</text:p>
      <text:p text:style-name="P32">Rotating 24 hour on-call schedule</text:p>
      <text:p text:style-name="P32">Customer service support</text:p>
      <text:p text:style-name="P30"/>
      <text:list xml:id="list1912737705" text:style-name="L5">
        <text:list-item>
          <text:p text:style-name="P29">Credentials</text:p>
        </text:list-item>
      </text:list>
      <text:p text:style-name="P30"/>
      <text:p text:style-name="P11"><text:a xlink:type="simple" xlink:href="https://www.isc2.org/cissp/default.aspx" text:style-name="Internet_20_link" text:visited-style-name="Visited_20_Internet_20_Link"><text:span text:style-name="T29">(ISC)2 Certified Information Systems Security Professional (CISSP)</text:span></text:a><text:span text:style-name="T28"><text:line-break/></text:span><text:a xlink:type="simple" xlink:href="https://puppet.com/support-services/certification" text:style-name="Internet_20_link" text:visited-style-name="Visited_20_Internet_20_Link"><text:span text:style-name="T29">Puppet Certified Professional</text:span></text:a></text:p>
      <text:p text:style-name="P10"><text:a xlink:type="simple" xlink:href="https://certification.comptia.org/certifications/security" text:style-name="Internet_20_link" text:visited-style-name="Visited_20_Internet_20_Link"><text:span text:style-name="T28">CompTIA Security+</text:span></text:a></text:p>
      <text:p text:style-name="P10"><text:a xlink:type="simple" xlink:href="https://certification.comptia.org/certifications/network" text:style-name="Internet_20_link" text:visited-style-name="Visited_20_Internet_20_Link"><text:span text:style-name="T28">CompTIA Network+</text:span></text:a></text:p>
      <text:p text:style-name="P22"/>
      <text:p text:style-name="P30">*References available upon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1" svg:font-family="'Bitstream Vera Sans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2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Bitstream Vera Sans1" style:font-family-complex="'Bitstream Ver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Bitstream Vera Sans1" style:font-family-complex="'Bitstream Ver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Bitstream Vera Sans1" style:font-family-complex="'Bitstream Vera Sans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9T19:18:56</meta:creation-date>
    <dc:date>2018-08-20T20:26:02.519036216</dc:date>
    <meta:editing-duration>PT12H48M2S</meta:editing-duration>
    <meta:editing-cycles>319</meta:editing-cycles>
    <meta:generator>LibreOffice/6.0.5.2$Linux_X86_64 LibreOffice_project/00m0$Build-2</meta:generator>
    <meta:document-statistic meta:table-count="0" meta:image-count="0" meta:object-count="0" meta:page-count="2" meta:paragraph-count="52" meta:word-count="297" meta:character-count="2247" meta:non-whitespace-character-count="2010"/>
  </office:meta>
</office:document-meta>
</file>